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text-line-through-style="none" style:text-underline-style="none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6T15:20:22</dc:date>
    <meta:editing-duration>P10DT14H55M52S</meta:editing-duration>
    <meta:editing-cycles>73</meta:editing-cycles>
    <dc:creator>ilya </dc:creator>
    <meta:document-statistic meta:table-count="6" meta:cell-count="329" meta:object-count="0"/>
  </office:meta>
</office:document-meta>
</file>